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5-16_15-00-01_000.jpg</text:p>
          </table:table-cell>
          <table:table-cell table:style-name="ce26" office:value-type="string">
            <text:p>:bookmemo / 読んだ本 / 『俺たち訴えられました！　SLAPP裁判との闘い』 / 著者=烏賀陽弘道；西岡研介 / 途中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bookmemo / 読んだ本 / 『俺たち訴えられました！　SLAPP裁判との闘い』 / 著者=烏賀陽弘道；西岡研介 / 途中">
            <text:p>:bookmemo / 読んだ本 / 『俺たち訴えられました！　SLAPP裁判との闘い』 / 著者=烏賀陽弘道；西岡研介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3-05-16_15-00-13_000.jpg</text:p>
          </table:table-cell>
          <table:table-cell table:style-name="ce26" office:value-type="string">
            <text:p>:bookmemo / 読んだ本 / 『俺たち訴えられました！　SLAPP裁判との闘い』 / 著者=烏賀陽弘道；西岡研介 / 途中 ここまで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bookmemo / 読んだ本 / 『俺たち訴えられました！　SLAPP裁判との闘い』 / 著者=烏賀陽弘道；西岡研介 / 途中 ここまで">
            <text:p>:bookmemo / 読んだ本 / 『俺たち訴えられました！　SLAPP裁判との闘い』 / 著者=烏賀陽弘道；西岡研介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3-05-16_07-46-31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5-16_02-37-15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5-15_21-05-50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5-16_13-28-2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3-05-16_07-51-0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5-15_18-58-34_000.jpg</text:p>
          </table:table-cell>
          <table:table-cell table:style-name="ce26" office:value-type="string">
            <text:p>:m :篠笛,shinobue #*# / session-memo:session-1 / p.1-&lt;1&gt;:genre=melody:悲哀調,key=~,session=hour-18,R=~,tempo=~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篠笛,shinobue #*# / session-memo:session-1 / p.1-&lt;1&gt;:genre=melody:悲哀調,key=~,session=hour-18,R=~,tempo=~ ">
            <text:p>:m :篠笛,shinobue #*# / session-memo:session-1 / p.1-&lt;1&gt;:genre=melody:悲哀調,key=~,session=hour-18,R=~,tempo=~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5-16_08-03-53_000.jpg</text:p>
          </table:table-cell>
          <table:table-cell table:style-name="ce26" office:value-type="string">
            <text:p>:m :th,mysl / topic=~ / content=真実を知ると、オナニーの誘惑に、反応しなくなる；真実とは：コーラン、易、物理、化学,id=~,other=~ / lang=ja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th,mysl / topic=~ / content=真実を知ると、オナニーの誘惑に、反応しなくなる；真実とは：コーラン、易、物理、化学,id=~,other=~ / lang=ja">
            <text:p>:m :th,mysl / topic=~ / content=真実を知ると、オナニーの誘惑に、反応しなくなる；真実とは：コーラン、易、物理、化学,id=~,other=~ / lang=ja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5-16_08-04-35_000.jpg</text:p>
          </table:table-cell>
          <table:table-cell table:style-name="ce26" office:value-type="string">
            <text:p>:m #*# RES / JVEMV6 64#199.2.2_jinsai_dooji / 『童子問』 著者=伊藤仁斎,校注=~ / p.146 / w=,topic=~,publisher=~,other=memo+:「故に性学盛んなるときは、則教法衰ふ」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JVEMV6 64#199.2.2_jinsai_dooji / 『童子問』 著者=伊藤仁斎,校注=~ / p.146 / w=,topic=~,publisher=~,other=memo+:「故に性学盛んなるときは、則教法衰ふ」">
            <text:p>:m #*# RES / JVEMV6 64#199.2.2_jinsai_dooji / 『童子問』 著者=伊藤仁斎,校注=~ / p.146 / w=,topic=~,publisher=~,other=memo+:「故に性学盛んなるときは、則教法衰ふ」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 office:value-type="string">
            <text:p>2023-05-16_11-09-48_000.jpg</text:p>
          </table:table-cell>
          <table:table-cell table:style-name="ce26" office:value-type="string">
            <text:p>:m #*# RES / JVEMV6 64#130_eki / 『易経　上』 著者=~,校注=~ / p.97 / w=蛟；虬,topic=「乾為天」：初九～九二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JVEMV6 64#130_eki / 『易経　上』 著者=~,校注=~ / p.97 / w=蛟；虬,topic=「乾為天」：初九～九二,publisher=~,other=~">
            <text:p>:m #*# RES / JVEMV6 64#130_eki / 『易経　上』 著者=~,校注=~ / p.97 / w=蛟；虬,topic=「乾為天」：初九～九二,publishe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5-16_15-01-25_000.jpg</text:p>
          </table:table-cell>
          <table:table-cell table:style-name="ce26" office:value-type="string">
            <text:p>:m #*# RES / JVEMV6 64#283_slapp / 『俺たち訴えられました！　SLAPP裁判との闘い』 著者=烏賀陽弘道；西岡研介,校注=~ / p.8 / w=~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JVEMV6 64#283_slapp / 『俺たち訴えられました！　SLAPP裁判との闘い』 著者=烏賀陽弘道；西岡研介,校注=~ / p.8 / w=~,topic=~,publisher=~,other=~">
            <text:p>:m #*# RES / JVEMV6 64#283_slapp / 『俺たち訴えられました！　SLAPP裁判との闘い』 著者=烏賀陽弘道；西岡研介,校注=~ / p.8 / w=~,topic=~,publisher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5-16_17-19-27_000.jpg</text:p>
          </table:table-cell>
          <table:table-cell table:style-name="ce26" office:value-type="string">
            <text:p>:m #*# RES / free# S87DP9 記事読み / id~browser~media=VFUB~yan~BAR / theme=haiti;prison;imperialism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#*# RES / free# S87DP9 記事読み / id~browser~media=VFUB~yan~BAR / theme=haiti;prison;imperialism,content=~,w=~ / genre=~ / other=~">
            <text:p>:m #*# RES / free# S87DP9 記事読み / id~browser~media=VFUB~yan~BAR / theme=haiti;prison;imperialism,content=~,w=~ / genre=~ / 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6">2023/05/16</text:date>, <text:time>17:57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5-16T17:57:24.85</dc:date>
    <dc:creator>iwabuchi ken</dc:creator>
    <meta:editing-duration>P56DT12H30M40S</meta:editing-duration>
    <meta:editing-cycles>18507</meta:editing-cycles>
    <meta:document-statistic meta:table-count="2" meta:cell-count="923" meta:object-count="0"/>
    <meta:user-defined meta:name="qrichtext">1</meta:user-defined>
  </office:meta>
</office:document-meta>
</file>